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dc2" officeooo:paragraph-rsid="00162dc2"/>
    </style:style>
    <style:style style:name="P2" style:family="paragraph" style:parent-style-name="Standard">
      <style:text-properties officeooo:rsid="00172124" officeooo:paragraph-rsid="001721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mega 2 serving our webpages from directory we created – RRL</text:p>
      <text:p text:style-name="P1"/>
      <text:p text:style-name="P1">Installed PHP</text:p>
      <text:p text:style-name="P1"/>
      <text:p text:style-name="P1">Omega 2 running PHP scripts</text:p>
      <text:p text:style-name="P1"/>
      <text:p text:style-name="P1">PHP scripts to run Python scripts from within them, and send the output back as if it were a WWW page. </text:p>
      <text:p text:style-name="P1"/>
      <text:p text:style-name="P2">LEDon</text:p>
      <text:p text:style-name="P2">LEDo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2:36:22.431424491</meta:creation-date>
    <dc:date>2020-02-11T14:59:39.347848665</dc:date>
    <meta:editing-duration>PT2H23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0" meta:character-count="214" meta:non-whitespace-character-count="178"/>
  </office:meta>
</office:document-meta>
</file>